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2896in" table:align="left"/>
    </style:style>
    <style:style style:name="Table2.A" style:family="table-column">
      <style:table-column-properties style:column-width="0.9167in"/>
    </style:style>
    <style:style style:name="Table2.B" style:family="table-column">
      <style:table-column-properties style:column-width="2.4576in"/>
    </style:style>
    <style:style style:name="Table2.C" style:family="table-column">
      <style:table-column-properties style:column-width="2.3549in"/>
    </style:style>
    <style:style style:name="Table2.D" style:family="table-column">
      <style:table-column-properties style:column-width="2.560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19eb27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966" officeooo:paragraph-rsid="0024296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f0aab" officeooo:paragraph-rsid="002f0aab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2f1601" officeooo:paragraph-rsid="002f160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24296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592ef" officeooo:paragraph-rsid="002592e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9f19e" officeooo:paragraph-rsid="001ff0e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bold" officeooo:rsid="00253e7e" officeooo:paragraph-rsid="002592ef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size="12pt" officeooo:rsid="002f1601" officeooo:paragraph-rsid="002f1601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f0aab" officeooo:paragraph-rsid="002f0aab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f0aab" officeooo:paragraph-rsid="0035419b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f0aab" officeooo:paragraph-rsid="002f0aab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f0aab" officeooo:paragraph-rsid="002f1601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592ef" officeooo:paragraph-rsid="002592ef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592ef" officeooo:paragraph-rsid="002f0aa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592ef" officeooo:paragraph-rsid="00383f5d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5419b" officeooo:paragraph-rsid="0035419b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f1601" officeooo:paragraph-rsid="002f1601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83f5d" officeooo:paragraph-rsid="00383f5d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2592ef" officeooo:paragraph-rsid="002f0aa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officeooo:paragraph-rsid="002592ef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officeooo:paragraph-rsid="002f0aab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officeooo:paragraph-rsid="00242966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officeooo:rsid="002f0aab" officeooo:paragraph-rsid="002f0aab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" officeooo:rsid="002862c9" officeooo:paragraph-rsid="002862c9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" officeooo:rsid="0026c8ad" officeooo:paragraph-rsid="0026c8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6d49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92ef" style:font-weight-asian="normal" style:font-weight-complex="normal"/>
    </style:style>
    <style:style style:name="T5" style:family="text">
      <style:text-properties fo:font-weight="normal" officeooo:rsid="0026c8ad" style:font-weight-asian="normal" style:font-weight-complex="normal"/>
    </style:style>
    <style:style style:name="T6" style:family="text">
      <style:text-properties fo:font-weight="normal" officeooo:rsid="002862c9" style:font-weight-asian="normal" style:font-weight-complex="normal"/>
    </style:style>
    <style:style style:name="T7" style:family="text">
      <style:text-properties officeooo:rsid="0026c8ad"/>
    </style:style>
    <style:style style:name="T8" style:family="text">
      <style:text-properties officeooo:rsid="002862c9"/>
    </style:style>
    <style:style style:name="T9" style:family="text">
      <style:text-properties officeooo:rsid="0029f19e"/>
    </style:style>
    <style:style style:name="T10" style:family="text">
      <style:text-properties officeooo:rsid="002f0aab"/>
    </style:style>
    <style:style style:name="T11" style:family="text">
      <style:text-properties officeooo:rsid="00253e7e"/>
    </style:style>
    <style:style style:name="T12" style:family="text">
      <style:text-properties fo:font-size="12pt" fo:font-weight="bold" officeooo:rsid="002996fa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e8444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592ef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6c8a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42966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2e75d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83f5d" style:font-size-asian="12pt" style:font-weight-asian="bold" style:font-size-complex="12pt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592ef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6c8ad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42966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f0aab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ff0e4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f1601" style:font-size-asian="12pt" style:font-weight-asian="normal" style:font-size-complex="12pt" style:font-weight-complex="normal"/>
    </style:style>
    <style:style style:name="T29" style:family="text">
      <style:text-properties officeooo:rsid="002f1601"/>
    </style:style>
    <style:style style:name="T30" style:family="text">
      <style:text-properties officeooo:rsid="0032e75d"/>
    </style:style>
    <style:style style:name="T31" style:family="text">
      <style:text-properties officeooo:rsid="0034877e"/>
    </style:style>
    <style:style style:name="T32" style:family="text">
      <style:text-properties officeooo:rsid="0035419b"/>
    </style:style>
    <style:style style:name="T33" style:family="text">
      <style:text-properties officeooo:rsid="0036d49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5</text:span><text:span text:style-name="T13">0</text:span><text:span text:style-name="T12">1</text:span><text:span text:style-name="T14"> - </text:span><text:span text:style-name="T15">A/G</text:span><text:span text:style-name="T16"> - </text:span><text:span text:style-name="T20">Viviane </text:span><text:span text:style-name="T21">and </text:span><text:span text:style-name="T20">ATHOS sight</text:span><text:span text:style-name="T21">s</text:span><text:span text:style-name="T20">, HOT3 missiles</text:span></text:p>
      <text:p text:style-name="P2"/>
      <text:p text:style-name="P3">Master Arm <text:span text:style-name="T3">...</text:span> ON<text:span text:style-name="T3"> </text:span><text:span text:style-name="T6">(</text:span><text:span text:style-name="T8">B2 button</text:span><text:span text:style-name="T6">, or switch on instrument panel under radar altimeter)</text:span></text:p>
      <text:p text:style-name="P7"><text:span text:style-name="T1">TV system</text:span> ... <text:span text:style-name="T1">ON</text:span></text:p>
      <text:p text:style-name="P8"/>
      <text:p text:style-name="P4">SA342M<text:span text:style-name="T9"> -- </text:span><text:span text:style-name="T11">Vivi</text:span><text:span text:style-name="T10">a</text:span><text:span text:style-name="T11">ne TV</text:span><text:span text:style-name="T10">/IR</text:span><text:span text:style-name="T11"> sighting system</text:span></text:p>
      <text:list text:style-name="L1">
        <text:list-item>
          <text:p text:style-name="P13">FOV: 120 deg left/right, 25 deg up, 20 deg down</text:p>
        </text:list-item>
      </text:list>
      <text:p text:style-name="P11"><text:span text:style-name="T3">Turn </text:span><text:span text:style-name="T4">sighting </text:span><text:span text:style-name="T3">system on (copilot seat, </text:span><text:span text:style-name="T5">VCB = Video Command Box next to TV display</text:span><text:span text:style-name="T3">):</text:span></text:p>
      <text:list text:style-name="L2">
        <text:list-item>
          <text:p text:style-name="P17"><text:span text:style-name="T1">VCB Power Selector knob</text:span> ... <text:span text:style-name="T1">M</text:span> <text:span text:style-name="T7">(ON) (VCB next to TV)</text:span></text:p>
        </text:list-item>
        <text:list-item>
          <text:p text:style-name="P17"><text:span text:style-name="T1">VCB IR Power Selector knob</text:span> ... <text:span text:style-name="T1">M</text:span> <text:span text:style-name="T7">(ON) (VCB next to TV)</text:span></text:p>
        </text:list-item>
        <text:list-item>
          <text:p text:style-name="P24"><text:span text:style-name="T17">VCB Mode Selector knob</text:span><text:span text:style-name="T23"> ... </text:span><text:span text:style-name="T17">P</text:span><text:span text:style-name="T18">il</text:span><text:span text:style-name="T23"> for manual tracking, </text:span><text:span text:style-name="T17">A</text:span><text:span text:style-name="T18">ss</text:span><text:span text:style-name="T23"> to auto-follow moving targets </text:span><text:span text:style-name="T24">(VCB next to TV)</text:span></text:p>
        </text:list-item>
        <text:list-item>
          <text:p text:style-name="P17"><text:span text:style-name="T1">TV On/Off switch</text:span> ... <text:span text:style-name="T1">ON</text:span> <text:span text:style-name="T7">(toggle switch under TV screen)</text:span></text:p>
        </text:list-item>
        <text:list-item>
          <text:p text:style-name="P14">Controls:</text:p>
          <text:list>
            <text:list-item>
              <text:p text:style-name="P14">Slew sight with TDC ministick</text:p>
            </text:list-item>
            <text:list-item>
              <text:p text:style-name="P20">Laser ranging</text:p>
            </text:list-item>
            <text:list-item>
              <text:p text:style-name="P14">Ground stabilization</text:p>
            </text:list-item>
            <text:list-item>
              <text:p text:style-name="P14">Zoom<text:span text:style-name="T32"> toggle</text:span></text:p>
            </text:list-item>
            <text:list-item>
              <text:p text:style-name="P20">TV/IR mode</text:p>
            </text:list-item>
            <text:list-item>
              <text:p text:style-name="P20">White/black crosshairs</text:p>
            </text:list-item>
          </text:list>
        </text:list-item>
      </text:list>
      <text:p text:style-name="P9"/>
      <text:p text:style-name="P5">SA342L -- ATHOS optical periscope</text:p>
      <text:list text:style-name="L3">
        <text:list-item>
          <text:p text:style-name="P15">Controls:</text:p>
          <text:list>
            <text:list-item>
              <text:p text:style-name="P15">Slew sight with TDC ministick</text:p>
            </text:list-item>
            <text:list-item>
              <text:p text:style-name="P15">Change crosshair for range estimation</text:p>
            </text:list-item>
            <text:list-item>
              <text:p text:style-name="P15">Ground stabilization</text:p>
            </text:list-item>
            <text:list-item>
              <text:p text:style-name="P15">Zoom<text:span text:style-name="T29"> 1x and 4x?</text:span></text:p>
            </text:list-item>
          </text:list>
        </text:list-item>
        <text:list-item>
          <text:p text:style-name="P16">Periscope sight has <text:span text:style-name="T29">3 ranging reticles. <text:s/>The stadia marks (black lines) subtend the following:</text:span></text:p>
          <text:list>
            <text:list-item>
              <text:p text:style-name="P21">Wide (GC) zoom:</text:p>
              <text:list>
                <text:list-item>
                  <text:p text:style-name="P21">"3" -- 10 mils</text:p>
                </text:list-item>
                <text:list-item>
                  <text:p text:style-name="P21">"2" -- 4 mils</text:p>
                </text:list-item>
                <text:list-item>
                  <text:p text:style-name="P21">"1" -- 2.5 mils</text:p>
                </text:list-item>
              </text:list>
            </text:list-item>
            <text:list-item>
              <text:p text:style-name="P21">Narrow (PC) zoom (4x?):</text:p>
              <text:list>
                <text:list-item>
                  <text:p text:style-name="P21">"3" -- 5 mils</text:p>
                </text:list-item>
                <text:list-item>
                  <text:p text:style-name="P21">"2" -- 2 mils</text:p>
                </text:list-item>
                <text:list-item>
                  <text:p text:style-name="P21">"1" -- 1.25 mils</text:p>
                </text:list-item>
              </text:list>
            </text:list-item>
            <text:list-item>
              <text:p text:style-name="P22">Range formula: TargetSize / (StadiaLines * MilsPerStadia) * 1000 = Range</text:p>
              <text:list>
                <text:list-item>
                  <text:p text:style-name="P22">Example: BMP-2 is two stadia lines long in narrow zoom, with 1.25 mil reticle. <text:s/>6.7 / (2 * 1.25) * 1000 = 2680 m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Target</text:p>
          </table:table-cell>
          <table:table-cell table:style-name="Table2.A1" office:value-type="string">
            <text:p text:style-name="P6">Length (m)</text:p>
          </table:table-cell>
          <table:table-cell table:style-name="Table2.A1" office:value-type="string">
            <text:p text:style-name="P6">Width (m)</text:p>
          </table:table-cell>
          <table:table-cell table:style-name="Table2.D1" office:value-type="string">
            <text:p text:style-name="P6">Height (m)</text:p>
          </table:table-cell>
        </table:table-row>
        <table:table-row>
          <table:table-cell table:style-name="Table2.A2" office:value-type="string">
            <text:p text:style-name="P6">BTR-80</text:p>
          </table:table-cell>
          <table:table-cell table:style-name="Table2.A2" office:value-type="string">
            <text:p text:style-name="P12">7.7</text:p>
          </table:table-cell>
          <table:table-cell table:style-name="Table2.A2" office:value-type="string">
            <text:p text:style-name="P12">2.9</text:p>
          </table:table-cell>
          <table:table-cell table:style-name="Table2.D2" office:value-type="string">
            <text:p text:style-name="P12">2.4</text:p>
          </table:table-cell>
        </table:table-row>
        <table:table-row>
          <table:table-cell table:style-name="Table2.A2" office:value-type="string">
            <text:p text:style-name="P6">BMP 2</text:p>
          </table:table-cell>
          <table:table-cell table:style-name="Table2.A2" office:value-type="string">
            <text:p text:style-name="P12">6.7</text:p>
          </table:table-cell>
          <table:table-cell table:style-name="Table2.A2" office:value-type="string">
            <text:p text:style-name="P12">3.2</text:p>
          </table:table-cell>
          <table:table-cell table:style-name="Table2.D2" office:value-type="string">
            <text:p text:style-name="P12">2.5</text:p>
          </table:table-cell>
        </table:table-row>
        <table:table-row>
          <table:table-cell table:style-name="Table2.A2" office:value-type="string">
            <text:p text:style-name="P6">ZSU-23-4</text:p>
          </table:table-cell>
          <table:table-cell table:style-name="Table2.A2" office:value-type="string">
            <text:p text:style-name="P12">6.5</text:p>
          </table:table-cell>
          <table:table-cell table:style-name="Table2.A2" office:value-type="string">
            <text:p text:style-name="P12">3.1</text:p>
          </table:table-cell>
          <table:table-cell table:style-name="Table2.D2" office:value-type="string">
            <text:p text:style-name="P12">2.6 hull, 3.6 with radar elevated</text:p>
          </table:table-cell>
        </table:table-row>
        <table:table-row>
          <table:table-cell table:style-name="Table2.A2" office:value-type="string">
            <text:p text:style-name="P6">T-72</text:p>
          </table:table-cell>
          <table:table-cell table:style-name="Table2.A2" office:value-type="string">
            <text:p text:style-name="P12">7.0 hull, 9.5 with gun forward</text:p>
          </table:table-cell>
          <table:table-cell table:style-name="Table2.A2" office:value-type="string">
            <text:p text:style-name="P12">3.6</text:p>
          </table:table-cell>
          <table:table-cell table:style-name="Table2.D2" office:value-type="string">
            <text:p text:style-name="P12">2.2</text:p>
          </table:table-cell>
        </table:table-row>
      </table:table>
      <text:p text:style-name="P19"/>
      <text:p text:style-name="P4"><text:span text:style-name="T30">SA342L and SA342M -- </text:span>HOT<text:span text:style-name="T30">3</text:span> missiles<text:span text:style-name="T31"> -- WIP</text:span></text:p>
      <text:list text:style-name="L4">
        <text:list-item>
          <text:p text:style-name="P23">Prepare missiles (copilot seat):</text:p>
          <text:list>
            <text:list-item>
              <text:p text:style-name="P18"><text:span text:style-name="T1">Lasing button cover</text:span> ... <text:span text:style-name="T1">OPEN</text:span> <text:span text:style-name="T7">(copilot </text:span><text:span text:style-name="T29">weapon grip</text:span><text:span text:style-name="T7">)</text:span></text:p>
            </text:list-item>
            <text:list-item>
              <text:p text:style-name="P18"><text:span text:style-name="T1">Missile Launch button cover</text:span> ... <text:span text:style-name="T1">OPEN</text:span> <text:span text:style-name="T7">(copilot </text:span><text:span text:style-name="T29">weapon grip</text:span><text:span text:style-name="T7">)</text:span></text:p>
            </text:list-item>
            <text:list-item>
              <text:p text:style-name="P25"><text:span text:style-name="T17">Test On/Off key</text:span><text:span text:style-name="T23"> ... </text:span><text:span text:style-name="T17">JOUR</text:span><text:span text:style-name="T23"> (day) or </text:span><text:span text:style-name="T17">NUIT</text:span><text:span text:style-name="T23"> (night) as needed </text:span><text:span text:style-name="T24">(instrument panel under TV and VCB)</text:span></text:p>
            </text:list-item>
            <text:list-item>
              <text:p text:style-name="P18"><text:span text:style-name="T1">HOT missile station selector knob</text:span> ... <text:span text:style-name="T1">as needed</text:span> (<text:span text:style-name="T2">Gray Reset Hat left/right</text:span><text:span text:style-name="T33"> to select station</text:span>) <text:span text:style-name="T7">(instrument panel under TV and VCB)</text:span></text:p>
            </text:list-item>
          </text:list>
        </text:list-item>
        <text:list-item>
          <text:p text:style-name="P25"><text:span text:style-name="T25">Max range is </text:span><text:span text:style-name="T19">4300 m</text:span><text:span text:style-name="T25">.</text:span></text:p>
          <text:list>
            <text:list-item>
              <text:p text:style-name="P26"><text:span text:style-name="T26">If using Viviane TV/IR sighting system: </text:span><text:span text:style-name="T25">Lase target (</text:span><text:span text:style-name="T19">TDC press</text:span><text:span text:style-name="T25">) to establish range.</text:span></text:p>
            </text:list-item>
            <text:list-item>
              <text:p text:style-name="P27"><text:span text:style-name="T25">I</text:span><text:span text:style-name="T22">f using optical periscope</text:span><text:span text:style-name="T28">, determine range with stadia reticles.</text:span></text:p>
            </text:list-item>
          </text:list>
        </text:list-item>
        <text:list-item>
          <text:p text:style-name="P28"><text:span text:style-name="T25">T</text:span><text:span text:style-name="T22">arget is locked if white rectangle appears in lower right quadrant of TV crosshairs.</text:span></text:p>
        </text:list-item>
        <text:list-item>
          <text:p text:style-name="P29"><text:span text:style-name="T25">C</text:span><text:span text:style-name="T22">ome to a hover and </text:span><text:span text:style-name="T28">trim.</text:span></text:p>
        </text:list-item>
        <text:list-item>
          <text:p text:style-name="P26"><text:span text:style-name="T25">Must be within </text:span><text:span text:style-name="T19">3 degrees of centerline</text:span><text:span text:style-name="T25"> to fire missile.</text:span><text:span text:style-name="T28"> <text:s/>Green light shows in Viviane/periscope when in parameters.</text:span></text:p>
        </text:list-item>
        <text:list-item>
          <text:p text:style-name="P26"><text:span text:style-name="T25">Press </text:span><text:span text:style-name="T19">Red Button</text:span><text:span text:style-name="T25"> to fire</text:span><text:span text:style-name="T27">.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10T17:05:48.710000000</dc:date>
    <meta:editing-duration>PT12H4M53S</meta:editing-duration>
    <meta:editing-cycles>4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67" meta:word-count="439" meta:character-count="2287" meta:non-whitespace-character-count="1952"/>
  </office:meta>
</office:document-meta>
</file>